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sole.clear()</text:p>
      <text:p text:style-name="Standard"/>
      <text:p text:style-name="Standard">const createPolicy = (name, amount) =&gt; {</text:p>
      <text:p text:style-name="Standard"><text:s text:c="2"/>return {</text:p>
      <text:p text:style-name="Standard"><text:s text:c="4"/>type: 'CREATE_POLICY',</text:p>
      <text:p text:style-name="Standard"><text:s text:c="4"/>payload: {</text:p>
      <text:p text:style-name="Standard"><text:s text:c="6"/>name: name,</text:p>
      <text:p text:style-name="Standard"><text:s text:c="6"/>amount: amount</text:p>
      <text:p text:style-name="Standard"><text:s text:c="4"/>}</text:p>
      <text:p text:style-name="Standard"><text:s text:c="2"/>};</text:p>
      <text:p text:style-name="Standard">};</text:p>
      <text:p text:style-name="Standard"/>
      <text:p text:style-name="Standard">const deletePolicy = (name) =&gt; {</text:p>
      <text:p text:style-name="Standard"><text:s text:c="2"/>return {</text:p>
      <text:p text:style-name="Standard"><text:s text:c="4"/>type: 'DELETE_POLICY',</text:p>
      <text:p text:style-name="Standard"><text:s text:c="4"/>payload: {</text:p>
      <text:p text:style-name="Standard"><text:s text:c="6"/>name: name</text:p>
      <text:p text:style-name="Standard"><text:s text:c="4"/>}</text:p>
      <text:p text:style-name="Standard"><text:s text:c="2"/>};</text:p>
      <text:p text:style-name="Standard">};</text:p>
      <text:p text:style-name="Standard"/>
      <text:p text:style-name="Standard">const createClaim = (name, amountMoneyToCollect) =&gt; {</text:p>
      <text:p text:style-name="Standard"><text:s text:c="2"/>return {</text:p>
      <text:p text:style-name="Standard"><text:s text:c="4"/>type: 'CREATE_CLAIM',</text:p>
      <text:p text:style-name="Standard"><text:s text:c="4"/>payload: {</text:p>
      <text:p text:style-name="Standard"><text:s text:c="6"/>name: name,</text:p>
      <text:p text:style-name="Standard"><text:s text:c="6"/>amountMoneyToCollect: amountMoneyToCollect</text:p>
      <text:p text:style-name="Standard"><text:s text:c="4"/>}</text:p>
      <text:p text:style-name="Standard"><text:s text:c="2"/>};</text:p>
      <text:p text:style-name="Standard">};</text:p>
      <text:p text:style-name="Standard"/>
      <text:p text:style-name="Standard">const claimsHistory = (oldListOfClaims=[], action) =&gt; {</text:p>
      <text:p text:style-name="Standard"><text:s text:c="2"/>if (action.type === 'CREATE_CLAIM'){</text:p>
      <text:p text:style-name="Standard"><text:s text:c="4"/>return [...oldListOfClaims, action.payload]</text:p>
      <text:p text:style-name="Standard"><text:s text:c="2"/>}</text:p>
      <text:p text:style-name="Standard"><text:s text:c="2"/>return oldListOfClaims</text:p>
      <text:p text:style-name="Standard">};</text:p>
      <text:p text:style-name="Standard"/>
      <text:p text:style-name="Standard">const listOfPolicy = (oldListOfPolicy=[], action) =&gt; {</text:p>
      <text:p text:style-name="Standard"><text:s text:c="2"/>if(action.type === 'CREATE_POLICY'){</text:p>
      <text:p text:style-name="Standard"><text:s text:c="4"/>return [...oldListOfPolicy, action.payload.name]</text:p>
      <text:p text:style-name="Standard"><text:s text:c="2"/>}</text:p>
      <text:p text:style-name="Standard"><text:s text:c="2"/>else if(action.type === 'DELETE_POLICY'){</text:p>
      <text:p text:style-name="Standard"><text:s text:c="4"/>return oldListOfPolicy.fillter(name =&gt; name !== <text:s text:c="6"/>action.payload.name)</text:p>
      <text:p text:style-name="Standard"><text:s text:c="2"/>}</text:p>
      <text:p text:style-name="Standard"><text:s text:c="2"/>return oldListOfPolicy</text:p>
      <text:p text:style-name="Standard">}</text:p>
      <text:p text:style-name="Standard"/>
      <text:p text:style-name="Standard">const accounting = (oldAmount = 100, action) =&gt; {</text:p>
      <text:p text:style-name="Standard"><text:s text:c="2"/>if(action.type === 'CRATE_CLAIM'){</text:p>
      <text:p text:style-name="Standard"><text:s text:c="4"/>return oldAmount - action.payload.amountMoneyToCollect</text:p>
      <text:p text:style-name="Standard"><text:s text:c="2"/>}</text:p>
      <text:p text:style-name="Standard"><text:soft-page-break/><text:s text:c="2"/>else if(action.type === 'CREATE_POLICY'){</text:p>
      <text:p text:style-name="Standard"><text:s text:c="4"/>return oldAmount + action.payload.amount</text:p>
      <text:p text:style-name="Standard"><text:s text:c="2"/>}</text:p>
      <text:p text:style-name="Standard"><text:s text:c="2"/>return oldAmount</text:p>
      <text:p text:style-name="Standard">};</text:p>
      <text:p text:style-name="Standard"/>
      <text:p text:style-name="Standard">const { createStore, combineReducers } = Redux;</text:p>
      <text:p text:style-name="Standard"/>
      <text:p text:style-name="Standard">const ourDepartments = combineReducers({</text:p>
      <text:p text:style-name="Standard"><text:s text:c="2"/>accounting: accounting,</text:p>
      <text:p text:style-name="Standard"><text:s text:c="2"/>claimsHistory: claimsHistory,</text:p>
      <text:p text:style-name="Standard"><text:s text:c="2"/>listOfPolicy: listOfPolicy</text:p>
      <text:p text:style-name="Standard">})</text:p>
      <text:p text:style-name="Standard"/>
      <text:p text:style-name="Standard">const store = createStore(ourDepartments);</text:p>
      <text:p text:style-name="Standard"/>
      <text:p text:style-name="Standard">const action = createPolicy('Alex', 20);</text:p>
      <text:p text:style-name="Standard"/>
      <text:p text:style-name="Standard">store.dispatch(action);</text:p>
      <text:p text:style-name="Standard"/>
      <text:p text:style-name="Standard">console.log(store.getState(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9:00:44.845565581</meta:creation-date>
    <dc:date>2019-05-17T19:01:36.393204184</dc:date>
    <meta:editing-duration>PT59S</meta:editing-duration>
    <meta:editing-cycles>1</meta:editing-cycles>
    <meta:document-statistic meta:table-count="0" meta:image-count="0" meta:object-count="0" meta:page-count="2" meta:paragraph-count="61" meta:word-count="162" meta:character-count="1469" meta:non-whitespace-character-count="1232"/>
    <meta:generator>LibreOffice/6.0.7.3$Linux_X86_64 LibreOffice_project/00m0$Build-3</meta:generator>
  </office:meta>
</office:document-meta>
</file>